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010f02010" style:family="table" style:master-page-name="ta-mp-0x7f0010f02010">
      <style:table-properties table:display="true" style:writing-mode="lr-tb"/>
    </style:style>
    <style:style style:name="ta-0x7f0010f02200" style:family="table" style:master-page-name="ta-mp-0x7f0010f02200">
      <style:table-properties table:display="true" style:writing-mode="lr-tb"/>
    </style:style>
    <style:style style:name="ta-0x7f0010f023f0" style:family="table" style:master-page-name="ta-mp-0x7f0010f023f0">
      <style:table-properties table:display="true" style:writing-mode="lr-tb"/>
    </style:style>
    <style:style style:name="ta-0x7f0010f025e0" style:family="table" style:master-page-name="ta-mp-0x7f0010f025e0">
      <style:table-properties table:display="true" style:writing-mode="lr-tb"/>
    </style:style>
    <style:style style:name="ta-0x7f0010f027d0" style:family="table" style:master-page-name="ta-mp-0x7f0010f027d0">
      <style:table-properties table:display="true" style:writing-mode="lr-tb"/>
    </style:style>
    <style:style style:name="ta-0x7f0010f029c0" style:family="table" style:master-page-name="ta-mp-0x7f0010f02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010f2b34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010f2bd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010f2ca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010f2cb8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010f2ccb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010f2c1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010f2a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7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0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0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6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8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9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99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71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5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ac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7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be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18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3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2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4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f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2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e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6b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a3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59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b5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c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81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ce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a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8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d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f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9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62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4f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b4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3d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2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e0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bb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5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3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4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0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1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cf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d27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0f2ed1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a8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a93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aa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ab8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aca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ae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0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ad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1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2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3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4c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5e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7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83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9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a8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0116dbbb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2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190.50pt" style:use-optimal-column-width="true"/>
    </style:style>
    <style:style style:name="ACOL-7" style:family="table-column">
      <style:table-column-properties style:column-width="51.75pt" style:use-optimal-column-width="true"/>
    </style:style>
    <style:style style:name="ACOL-8" style:family="table-column">
      <style:table-column-properties style:column-width="531.75pt" style:use-optimal-column-width="true"/>
    </style:style>
    <style:style style:name="ACOL-9" style:family="table-column">
      <style:table-column-properties style:column-width="146.25pt" style:use-optimal-column-width="true"/>
    </style:style>
    <style:style style:name="ACOL-10" style:family="table-column">
      <style:table-column-properties style:column-width="359.25pt" style:use-optimal-column-width="true"/>
    </style:style>
    <style:style style:name="ACOL-11" style:family="table-column">
      <style:table-column-properties style:column-width="315.00pt" style:use-optimal-column-width="true"/>
    </style:style>
    <style:style style:name="ACOL-12" style:family="table-column">
      <style:table-column-properties style:column-width="60.75pt" style:use-optimal-column-width="tru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>
      <style:table-column-properties style:column-width="280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  <style:style style:name="AROW-5" style:family="table-row">
      <style:table-row-properties style:row-height="64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0010f15d7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0010f0e20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0010f0e29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0010f02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0010f2b34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0010f2bda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0010f2ca60" table:content-validation-name="VAL-0x7f0010f15d70" office:value-type="string">
            <text:p>myOrdersReorder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0010f2cb88" table:content-validation-name="VAL-0x7f0010f0e200" office:value-type="string">
            <text:p>reorderContinue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0010f2ccb0" table:content-validation-name="VAL-0x7f0010f0e29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0010f2c120"/>
          <table:table-cell table:number-columns-repeated="127" table:style-name="Gnumeric-default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0010f02200" table:print="false">
        <office:forms form:automatic-focus="false" form:apply-design-mode="false">
          <form:form/>
        </office:forms>
        <table:table-column table:default-cell-style-name="ACE-0x7f0010f2b0f0" table:style-name="ACOL-3"/>
        <table:table-column table:default-cell-style-name="ACE-0x7f0010f2b0f0" table:style-name="ACOL-4"/>
        <table:table-column table:default-cell-style-name="ACE-0x7f0010f2b0f0" table:style-name="ACOL-5"/>
        <table:table-column table:default-cell-style-name="ACE-0x7f0010f2b0f0" table:style-name="ACOL-6"/>
        <table:table-column table:default-cell-style-name="ACE-0x7f0010f2b0f0" table:style-name="ACOL-7"/>
        <table:table-column table:default-cell-style-name="ACE-0x7f0010f2c5c0" table:style-name="ACOL-8"/>
        <table:table-column table:default-cell-style-name="ACE-0x7f0010f2b0f0" table:style-name="ACOL-9"/>
        <table:table-column table:default-cell-style-name="ACE-0x7f0010f2c5c0" table:style-name="ACOL-10"/>
        <table:table-column table:default-cell-style-name="ACE-0x7f0010f2b0f0" table:style-name="ACOL-11"/>
        <table:table-column table:default-cell-style-name="ACE-0x7f0010f2b0f0" table:style-name="ACOL-12"/>
        <table:table-column table:default-cell-style-name="ACE-0x7f0010f2b0f0" table:style-name="ACOL-13"/>
        <table:table-column table:default-cell-style-name="ACE-0x7f0010f2b0f0" table:style-name="ACOL-0"/>
        <table:table-column table:default-cell-style-name="ACE-0x7f0010f2c5c0" table:style-name="ACOL-14"/>
        <table:table-column table:default-cell-style-name="ACE-0x7f0010f2b0f0" table:style-name="ACOL-0" table:number-columns-repeated="115"/>
        <table:table-row table:style-name="AROW-2">
          <table:table-cell table:style-name="ACE-0x7f0010f2e748" office:value-type="string">
            <text:p>user_PhoneNumber</text:p>
          </table:table-cell>
          <table:table-cell table:style-name="ACE-0x7f0010f2e870" office:value-type="string">
            <text:p>city/State</text:p>
          </table:table-cell>
          <table:table-cell table:style-name="ACE-0x7f0010f2e870" office:value-type="string">
            <text:p>userPinCode</text:p>
          </table:table-cell>
          <table:table-cell table:style-name="ACE-0x7f0010f2e870" office:value-type="string">
            <text:p>EmailID</text:p>
          </table:table-cell>
          <table:table-cell table:style-name="ACE-0x7f0010f2e870" office:value-type="string">
            <text:p>Password</text:p>
          </table:table-cell>
          <table:table-cell table:style-name="ACE-0x7f0010f2e998" office:value-type="string">
            <text:p>ProductDescription</text:p>
          </table:table-cell>
          <table:table-cell table:style-name="ACE-0x7f0010f2e870" office:value-type="string">
            <text:p>PaymentMethod</text:p>
          </table:table-cell>
          <table:table-cell table:style-name="ACE-0x7f0010f2eac0" office:value-type="string">
            <text:p>PaymentOption</text:p>
          </table:table-cell>
          <table:table-cell table:style-name="ACE-0x7f0010f2e870" office:value-type="string">
            <text:p>PaymentOptionTextValue</text:p>
          </table:table-cell>
          <table:table-cell table:style-name="ACE-0x7f0010f2e870" office:value-type="string">
            <text:p>LoginStatus</text:p>
          </table:table-cell>
          <table:table-cell table:style-name="ACE-0x7f0010f2e870" office:value-type="string">
            <text:p>OptionName</text:p>
          </table:table-cell>
          <table:table-cell table:style-name="ACE-0x7f0010f2e870" office:value-type="string">
            <text:p>Gtotal</text:p>
          </table:table-cell>
          <table:table-cell table:style-name="ACE-0x7f0010f2ebe8" office:value-type="string">
            <text:p>confirmationMessage</text:p>
          </table:table-cell>
          <table:table-cell table:number-columns-repeated="115" table:style-name="ACE-0x7f0010f2b0f0"/>
        </table:table-row>
        <table:table-row table:style-name="AROW-5">
          <table:table-cell table:style-name="ACE-0x7f0010f2e058" office:value-type="float" office:value="9999950345">
            <text:p>9999950345</text:p>
          </table:table-cell>
          <table:table-cell table:style-name="ACE-0x7f0010f2d968" office:value-type="string">
            <text:p>Gurgaon, HR</text:p>
          </table:table-cell>
          <table:table-cell table:style-name="ACE-0x7f0010f2d968" office:value-type="string">
            <text:p>Pincode: 121001</text:p>
          </table:table-cell>
          <table:table-cell table:style-name="ACE-0x7f0010f2d968" office:value-type="string">
            <text:p>test2jenkins@gmail.com</text:p>
          </table:table-cell>
          <table:table-cell table:style-name="ACE-0x7f0010f2d968" office:value-type="float" office:value="123456">
            <text:p>123456</text:p>
          </table:table-cell>
          <table:table-cell table:style-name="ACE-0x7f0010f2d718" office:value-type="string">
            <text:p>Product-Test-Crestech-5|55952575|09 Jun 2015|40.00|17 Jun - 18 Jun|COD Order Auto Confirmed by Customer</text:p>
          </table:table-cell>
          <table:table-cell table:style-name="ACE-0x7f0010f2d968" office:value-type="string">
            <text:p>Cash on Delivery</text:p>
          </table:table-cell>
          <table:table-cell table:style-name="ACE-0x7f0010f2d718" office:value-type="string">
            <text:p>Credit Card|Debit Card|Cash Cards/Wallets|Net Banking|Cash on Delivery</text:p>
          </table:table-cell>
          <table:table-cell table:style-name="ACE-0x7f0010f2d968" office:value-type="string">
            <text:p>VISA Credit Card|Maestro Debit Card|Airtel Money|Airtel Money|</text:p>
          </table:table-cell>
          <table:table-cell table:style-name="ACE-0x7f0010f2b7e0" office:value-type="string">
            <text:p>Login</text:p>
          </table:table-cell>
          <table:table-cell table:style-name="ACE-0x7f0010f2d968" office:value-type="string">
            <text:p>My Orders</text:p>
          </table:table-cell>
          <table:table-cell table:style-name="ACE-0x7f0010f2d968" office:value-type="string">
            <text:p>Rs.10</text:p>
          </table:table-cell>
          <table:table-cell table:style-name="ACE-0x7f0010f2e180" office:value-type="string">
            <text:p>Thank you for shopping with ShopClues. <text:line-break/><text:line-break/><text:s/>Your order number is 55940051.<text:line-break/><text:line-break/> The order confirmation is sent to you on Email and SMS.</text:p>
          </table:table-cell>
          <table:table-cell table:number-columns-repeated="115" table:style-name="ACE-0x7f0010f2b0f0"/>
        </table:table-row>
        <table:table-row table:style-name="AROW-0" table:number-rows-repeated="3">
          <table:table-cell table:number-columns-repeated="128"/>
        </table:table-row>
        <table:table-row table:style-name="AROW-2" table:number-rows-repeated="2">
          <table:table-cell table:style-name="ACE-0x7f0010f2c6e8"/>
          <table:table-cell table:number-columns-repeated="4" table:style-name="ACE-0x7f0010f2b0f0"/>
          <table:table-cell table:style-name="ACE-0x7f0010f2c5c0"/>
          <table:table-cell table:style-name="ACE-0x7f0010f2b0f0"/>
          <table:table-cell table:style-name="ACE-0x7f0010f2c5c0"/>
          <table:table-cell table:number-columns-repeated="4" table:style-name="ACE-0x7f0010f2b0f0"/>
          <table:table-cell table:style-name="ACE-0x7f0010f2c5c0"/>
          <table:table-cell table:number-columns-repeated="115" table:style-name="ACE-0x7f0010f2b0f0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12" gnm:end-row="0"/>
        </gnm:selections>
      </table:table>
      <table:table table:name="MQA2_TestData" table:style-name="ta-0x7f0010f023f0" table:print="false">
        <office:forms form:automatic-focus="false" form:apply-design-mode="false">
          <form:form/>
        </office:forms>
        <table:table-column table:default-cell-style-name="ACE-0x7f0010f2c498" table:style-name="ACOL-3"/>
        <table:table-column table:default-cell-style-name="ACE-0x7f0010f2c498" table:style-name="ACOL-4"/>
        <table:table-column table:default-cell-style-name="ACE-0x7f0010f2c498" table:style-name="ACOL-5"/>
        <table:table-column table:default-cell-style-name="ACE-0x7f0010f2c498" table:style-name="ACOL-6"/>
        <table:table-column table:default-cell-style-name="ACE-0x7f0010f2c498" table:style-name="ACOL-7"/>
        <table:table-column table:default-cell-style-name="ACE-0x7f0010f2b590" table:style-name="ACOL-8"/>
        <table:table-column table:default-cell-style-name="ACE-0x7f0010f2c498" table:style-name="ACOL-9"/>
        <table:table-column table:default-cell-style-name="ACE-0x7f0010f2b590" table:style-name="ACOL-10"/>
        <table:table-column table:default-cell-style-name="ACE-0x7f0010f2c498" table:style-name="ACOL-11"/>
        <table:table-column table:default-cell-style-name="ACE-0x7f0010f2c498" table:style-name="ACOL-12"/>
        <table:table-column table:default-cell-style-name="ACE-0x7f0010f2c498" table:style-name="ACOL-13"/>
        <table:table-column table:default-cell-style-name="ACE-0x7f0010f2c498" table:style-name="ACOL-0"/>
        <table:table-column table:default-cell-style-name="ACE-0x7f0010f2b590" table:style-name="ACOL-14"/>
        <table:table-column table:default-cell-style-name="ACE-0x7f0010f2c498" table:style-name="ACOL-0" table:number-columns-repeated="115"/>
        <table:table-row table:style-name="AROW-2">
          <table:table-cell table:style-name="ACE-0x7f0010f2c370" office:value-type="string">
            <text:p>user_PhoneNumber</text:p>
          </table:table-cell>
          <table:table-cell table:style-name="ACE-0x7f0010f2b218" office:value-type="string">
            <text:p>city/State</text:p>
          </table:table-cell>
          <table:table-cell table:style-name="ACE-0x7f0010f2b218" office:value-type="string">
            <text:p>userPinCode</text:p>
          </table:table-cell>
          <table:table-cell table:style-name="ACE-0x7f0010f2b218" office:value-type="string">
            <text:p>EmailID</text:p>
          </table:table-cell>
          <table:table-cell table:style-name="ACE-0x7f0010f2b218" office:value-type="string">
            <text:p>Password</text:p>
          </table:table-cell>
          <table:table-cell table:style-name="ACE-0x7f0010f2b6b8" office:value-type="string">
            <text:p>ProductDescription</text:p>
          </table:table-cell>
          <table:table-cell table:style-name="ACE-0x7f0010f2b218" office:value-type="string">
            <text:p>PaymentMethod</text:p>
          </table:table-cell>
          <table:table-cell table:style-name="ACE-0x7f0010f2bb58" office:value-type="string">
            <text:p>PaymentOption</text:p>
          </table:table-cell>
          <table:table-cell table:style-name="ACE-0x7f0010f2b218" office:value-type="string">
            <text:p>PaymentOptionTextValue</text:p>
          </table:table-cell>
          <table:table-cell table:style-name="ACE-0x7f0010f2b218" office:value-type="string">
            <text:p>LoginStatus</text:p>
          </table:table-cell>
          <table:table-cell table:style-name="ACE-0x7f0010f2b218" office:value-type="string">
            <text:p>OptionName</text:p>
          </table:table-cell>
          <table:table-cell table:style-name="ACE-0x7f0010f2b218" office:value-type="string">
            <text:p>Gtotal</text:p>
          </table:table-cell>
          <table:table-cell table:style-name="ACE-0x7f0010f2c810" office:value-type="string">
            <text:p>confirmationMessage</text:p>
          </table:table-cell>
          <table:table-cell table:number-columns-repeated="115" table:style-name="ACE-0x7f0010f2c498"/>
        </table:table-row>
        <table:table-row table:style-name="AROW-5">
          <table:table-cell table:style-name="ACE-0x7f0010f2c248" office:value-type="float" office:value="9999950345">
            <text:p>9999950345</text:p>
          </table:table-cell>
          <table:table-cell table:style-name="ACE-0x7f0010f2bed0" office:value-type="string">
            <text:p>Gurgaon, HR</text:p>
          </table:table-cell>
          <table:table-cell table:style-name="ACE-0x7f0010f2bed0" office:value-type="string">
            <text:p>Pincode: 121001</text:p>
          </table:table-cell>
          <table:table-cell table:style-name="ACE-0x7f0010f2bed0" office:value-type="string">
            <text:p>test2jenkins@gmail.com</text:p>
          </table:table-cell>
          <table:table-cell table:style-name="ACE-0x7f0010f2bed0" office:value-type="float" office:value="123456">
            <text:p>123456</text:p>
          </table:table-cell>
          <table:table-cell table:style-name="ACE-0x7f0010f2ba30" office:value-type="string">
            <text:p>Product-Test-Crestech-5|55952575|09 Jun 2015|40.00|17 Jun - 18 Jun|COD Order Auto Confirmed by Customer</text:p>
          </table:table-cell>
          <table:table-cell table:style-name="ACE-0x7f0010f2bed0" office:value-type="string">
            <text:p>Cash on Delivery</text:p>
          </table:table-cell>
          <table:table-cell table:style-name="ACE-0x7f0010f2ba30" office:value-type="string">
            <text:p>Credit Card|Debit Card|Cash Cards/Wallets|Net Banking|Cash on Delivery</text:p>
          </table:table-cell>
          <table:table-cell table:style-name="ACE-0x7f0010f2bed0" office:value-type="string">
            <text:p>VISA Credit Card|Maestro Debit Card|Airtel Money|Airtel Money|</text:p>
          </table:table-cell>
          <table:table-cell table:style-name="ACE-0x7f0010f2bc80" office:value-type="string">
            <text:p>Login</text:p>
          </table:table-cell>
          <table:table-cell table:style-name="ACE-0x7f0010f2bed0" office:value-type="string">
            <text:p>My Orders</text:p>
          </table:table-cell>
          <table:table-cell table:style-name="ACE-0x7f0010f2bed0" office:value-type="string">
            <text:p>Rs.10</text:p>
          </table:table-cell>
          <table:table-cell table:style-name="ACE-0x7f0010f2dce0" office:value-type="string">
            <text:p>Thank you for shopping with ShopClues. <text:line-break/><text:line-break/><text:s/>Your order number is 55940051.<text:line-break/><text:line-break/> The order confirmation is sent to you on Email and SMS.</text:p>
          </table:table-cell>
          <table:table-cell table:number-columns-repeated="115" table:style-name="ACE-0x7f0010f2c498"/>
        </table:table-row>
        <table:table-row table:style-name="AROW-0" table:number-rows-repeated="3">
          <table:table-cell table:number-columns-repeated="128"/>
        </table:table-row>
        <table:table-row table:style-name="AROW-2" table:number-rows-repeated="2">
          <table:table-cell table:style-name="ACE-0x7f0010f2bff8"/>
          <table:table-cell table:number-columns-repeated="4" table:style-name="ACE-0x7f0010f2c498"/>
          <table:table-cell table:style-name="ACE-0x7f0010f2b590"/>
          <table:table-cell table:style-name="ACE-0x7f0010f2c498"/>
          <table:table-cell table:style-name="ACE-0x7f0010f2b590"/>
          <table:table-cell table:number-columns-repeated="4" table:style-name="ACE-0x7f0010f2c498"/>
          <table:table-cell table:style-name="ACE-0x7f0010f2b590"/>
          <table:table-cell table:number-columns-repeated="115" table:style-name="ACE-0x7f0010f2c49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0010f025e0" table:print="false">
        <office:forms form:automatic-focus="false" form:apply-design-mode="false">
          <form:form/>
        </office:forms>
        <table:table-column table:default-cell-style-name="ACE-0x7f0010f2b908" table:style-name="ACOL-3"/>
        <table:table-column table:default-cell-style-name="ACE-0x7f0010f2b908" table:style-name="ACOL-4"/>
        <table:table-column table:default-cell-style-name="ACE-0x7f0010f2b908" table:style-name="ACOL-5"/>
        <table:table-column table:default-cell-style-name="ACE-0x7f0010f2b908" table:style-name="ACOL-6"/>
        <table:table-column table:default-cell-style-name="ACE-0x7f0010f2b908" table:style-name="ACOL-7"/>
        <table:table-column table:default-cell-style-name="ACE-0x7f0010f2b468" table:style-name="ACOL-8"/>
        <table:table-column table:default-cell-style-name="ACE-0x7f0010f2b908" table:style-name="ACOL-9"/>
        <table:table-column table:default-cell-style-name="ACE-0x7f0010f2b468" table:style-name="ACOL-10"/>
        <table:table-column table:default-cell-style-name="ACE-0x7f0010f2b908" table:style-name="ACOL-11"/>
        <table:table-column table:default-cell-style-name="ACE-0x7f0010f2b908" table:style-name="ACOL-12"/>
        <table:table-column table:default-cell-style-name="ACE-0x7f0010f2b908" table:style-name="ACOL-13"/>
        <table:table-column table:default-cell-style-name="ACE-0x7f0010f2b908" table:style-name="ACOL-0"/>
        <table:table-column table:default-cell-style-name="ACE-0x7f0010f2b468" table:style-name="ACOL-14"/>
        <table:table-column table:default-cell-style-name="ACE-0x7f0010f2b908" table:style-name="ACOL-0" table:number-columns-repeated="115"/>
        <table:table-row table:style-name="AROW-2">
          <table:table-cell table:style-name="ACE-0x7f0010f2da90" office:value-type="string">
            <text:p>user_PhoneNumber</text:p>
          </table:table-cell>
          <table:table-cell table:style-name="ACE-0x7f0010f2df30" office:value-type="string">
            <text:p>city/State</text:p>
          </table:table-cell>
          <table:table-cell table:style-name="ACE-0x7f0010f2df30" office:value-type="string">
            <text:p>userPinCode</text:p>
          </table:table-cell>
          <table:table-cell table:style-name="ACE-0x7f0010f2df30" office:value-type="string">
            <text:p>EmailID</text:p>
          </table:table-cell>
          <table:table-cell table:style-name="ACE-0x7f0010f2df30" office:value-type="string">
            <text:p>Password</text:p>
          </table:table-cell>
          <table:table-cell table:style-name="ACE-0x7f0010f2e620" office:value-type="string">
            <text:p>ProductDescription</text:p>
          </table:table-cell>
          <table:table-cell table:style-name="ACE-0x7f0010f2df30" office:value-type="string">
            <text:p>PaymentMethod</text:p>
          </table:table-cell>
          <table:table-cell table:style-name="ACE-0x7f0010f2e3d0" office:value-type="string">
            <text:p>PaymentOption</text:p>
          </table:table-cell>
          <table:table-cell table:style-name="ACE-0x7f0010f2df30" office:value-type="string">
            <text:p>PaymentOptionTextValue</text:p>
          </table:table-cell>
          <table:table-cell table:style-name="ACE-0x7f0010f2df30" office:value-type="string">
            <text:p>LoginStatus</text:p>
          </table:table-cell>
          <table:table-cell table:style-name="ACE-0x7f0010f2df30" office:value-type="string">
            <text:p>OptionName</text:p>
          </table:table-cell>
          <table:table-cell table:style-name="ACE-0x7f0010f2df30" office:value-type="string">
            <text:p>Gtotal</text:p>
          </table:table-cell>
          <table:table-cell table:style-name="ACE-0x7f0010f2de08" office:value-type="string">
            <text:p>confirmationMessage</text:p>
          </table:table-cell>
          <table:table-cell table:number-columns-repeated="115" table:style-name="ACE-0x7f0010f2b908"/>
        </table:table-row>
        <table:table-row table:style-name="AROW-5">
          <table:table-cell table:style-name="ACE-0x7f0010f2d840" office:value-type="float" office:value="9999950345">
            <text:p>9999950345</text:p>
          </table:table-cell>
          <table:table-cell table:style-name="ACE-0x7f0010f2c938" office:value-type="string">
            <text:p>Gurgaon, HR</text:p>
          </table:table-cell>
          <table:table-cell table:style-name="ACE-0x7f0010f2c938" office:value-type="string">
            <text:p>Pincode: 121001</text:p>
          </table:table-cell>
          <table:table-cell table:style-name="ACE-0x7f0010f2c938" office:value-type="string">
            <text:p>test2jenkins@gmail.com</text:p>
          </table:table-cell>
          <table:table-cell table:style-name="ACE-0x7f0010f2c938" office:value-type="float" office:value="123456">
            <text:p>123456</text:p>
          </table:table-cell>
          <table:table-cell table:style-name="ACE-0x7f0010f2e4f8" office:value-type="string">
            <text:p>Product-Test-Crestech-5|55952575|09 Jun 2015|40.00|17 Jun - 18 Jun|COD Order Auto Confirmed by Customer</text:p>
          </table:table-cell>
          <table:table-cell table:style-name="ACE-0x7f0010f2c938" office:value-type="string">
            <text:p>Cash on Delivery</text:p>
          </table:table-cell>
          <table:table-cell table:style-name="ACE-0x7f0010f2e4f8" office:value-type="string">
            <text:p>Credit Card|Debit Card|Cash Cards/Wallets|Net Banking|Cash on Delivery</text:p>
          </table:table-cell>
          <table:table-cell table:style-name="ACE-0x7f0010f2c938" office:value-type="string">
            <text:p>VISA Credit Card|Maestro Debit Card|Airtel Money|Airtel Money|</text:p>
          </table:table-cell>
          <table:table-cell table:style-name="ACE-0x7f0010f2e2a8" office:value-type="string">
            <text:p>Login</text:p>
          </table:table-cell>
          <table:table-cell table:style-name="ACE-0x7f0010f2c938" office:value-type="string">
            <text:p>My Orders</text:p>
          </table:table-cell>
          <table:table-cell table:style-name="ACE-0x7f0010f2c938" office:value-type="string">
            <text:p>Rs.10</text:p>
          </table:table-cell>
          <table:table-cell table:style-name="ACE-0x7f0010f2dbb8" office:value-type="string">
            <text:p>Thank you for shopping with ShopClues. <text:line-break/><text:line-break/><text:s/>Your order number is 55940051.<text:line-break/><text:line-break/> The order confirmation is sent to you on Email and SMS.</text:p>
          </table:table-cell>
          <table:table-cell table:number-columns-repeated="115" table:style-name="ACE-0x7f0010f2b908"/>
        </table:table-row>
        <table:table-row table:style-name="AROW-0" table:number-rows-repeated="3">
          <table:table-cell table:number-columns-repeated="128"/>
        </table:table-row>
        <table:table-row table:style-name="AROW-2" table:number-rows-repeated="2">
          <table:table-cell table:style-name="ACE-0x7f0010f2cdd8"/>
          <table:table-cell table:number-columns-repeated="4" table:style-name="ACE-0x7f0010f2b908"/>
          <table:table-cell table:style-name="ACE-0x7f0010f2b468"/>
          <table:table-cell table:style-name="ACE-0x7f0010f2b908"/>
          <table:table-cell table:style-name="ACE-0x7f0010f2b468"/>
          <table:table-cell table:number-columns-repeated="4" table:style-name="ACE-0x7f0010f2b908"/>
          <table:table-cell table:style-name="ACE-0x7f0010f2b468"/>
          <table:table-cell table:number-columns-repeated="115" table:style-name="ACE-0x7f0010f2b90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0010f027d0" table:print="false">
        <office:forms form:automatic-focus="false" form:apply-design-mode="false">
          <form:form/>
        </office:forms>
        <table:table-column table:default-cell-style-name="ACE-0x7f0010f2d4c8" table:style-name="ACOL-3"/>
        <table:table-column table:default-cell-style-name="ACE-0x7f0010f2d4c8" table:style-name="ACOL-4"/>
        <table:table-column table:default-cell-style-name="ACE-0x7f0010f2d4c8" table:style-name="ACOL-5"/>
        <table:table-column table:default-cell-style-name="ACE-0x7f0010f2d4c8" table:style-name="ACOL-6"/>
        <table:table-column table:default-cell-style-name="ACE-0x7f0010f2d4c8" table:style-name="ACOL-7"/>
        <table:table-column table:default-cell-style-name="ACE-0x7f00116da808" table:style-name="ACOL-8"/>
        <table:table-column table:default-cell-style-name="ACE-0x7f0010f2d4c8" table:style-name="ACOL-9"/>
        <table:table-column table:default-cell-style-name="ACE-0x7f00116da808" table:style-name="ACOL-10"/>
        <table:table-column table:default-cell-style-name="ACE-0x7f0010f2d4c8" table:style-name="ACOL-11"/>
        <table:table-column table:default-cell-style-name="ACE-0x7f0010f2d4c8" table:style-name="ACOL-12"/>
        <table:table-column table:default-cell-style-name="ACE-0x7f0010f2d4c8" table:style-name="ACOL-13"/>
        <table:table-column table:default-cell-style-name="ACE-0x7f0010f2d4c8" table:style-name="ACOL-0"/>
        <table:table-column table:default-cell-style-name="ACE-0x7f00116da808" table:style-name="ACOL-14"/>
        <table:table-column table:default-cell-style-name="ACE-0x7f0010f2d4c8" table:style-name="ACOL-0" table:number-columns-repeated="115"/>
        <table:table-row table:style-name="AROW-2">
          <table:table-cell table:style-name="ACE-0x7f0010f2d5f0" office:value-type="string">
            <text:p>user_PhoneNumber</text:p>
          </table:table-cell>
          <table:table-cell table:style-name="ACE-0x7f0010f2d150" office:value-type="string">
            <text:p>city/State</text:p>
          </table:table-cell>
          <table:table-cell table:style-name="ACE-0x7f0010f2d150" office:value-type="string">
            <text:p>userPinCode</text:p>
          </table:table-cell>
          <table:table-cell table:style-name="ACE-0x7f0010f2d150" office:value-type="string">
            <text:p>EmailID</text:p>
          </table:table-cell>
          <table:table-cell table:style-name="ACE-0x7f0010f2d150" office:value-type="string">
            <text:p>Password</text:p>
          </table:table-cell>
          <table:table-cell table:style-name="ACE-0x7f0010f2d278" office:value-type="string">
            <text:p>ProductDescription</text:p>
          </table:table-cell>
          <table:table-cell table:style-name="ACE-0x7f0010f2d150" office:value-type="string">
            <text:p>PaymentMethod</text:p>
          </table:table-cell>
          <table:table-cell table:style-name="ACE-0x7f00116da930" office:value-type="string">
            <text:p>PaymentOption</text:p>
          </table:table-cell>
          <table:table-cell table:style-name="ACE-0x7f0010f2d150" office:value-type="string">
            <text:p>PaymentOptionTextValue</text:p>
          </table:table-cell>
          <table:table-cell table:style-name="ACE-0x7f0010f2d150" office:value-type="string">
            <text:p>LoginStatus</text:p>
          </table:table-cell>
          <table:table-cell table:style-name="ACE-0x7f0010f2d150" office:value-type="string">
            <text:p>OptionName</text:p>
          </table:table-cell>
          <table:table-cell table:style-name="ACE-0x7f0010f2d150" office:value-type="string">
            <text:p>Gtotal</text:p>
          </table:table-cell>
          <table:table-cell table:style-name="ACE-0x7f00116dab80" office:value-type="string">
            <text:p>confirmationMessage</text:p>
          </table:table-cell>
          <table:table-cell table:number-columns-repeated="115" table:style-name="ACE-0x7f0010f2d4c8"/>
        </table:table-row>
        <table:table-row table:style-name="AROW-5">
          <table:table-cell table:style-name="ACE-0x7f0010f2d3a0" office:value-type="float" office:value="9999950345">
            <text:p>9999950345</text:p>
          </table:table-cell>
          <table:table-cell table:style-name="ACE-0x7f0010f2cf00" office:value-type="string">
            <text:p>Gurgaon, HR</text:p>
          </table:table-cell>
          <table:table-cell table:style-name="ACE-0x7f0010f2cf00" office:value-type="string">
            <text:p>Pincode: 121001</text:p>
          </table:table-cell>
          <table:table-cell table:style-name="ACE-0x7f0010f2cf00" office:value-type="string">
            <text:p>test2jenkins@gmail.com</text:p>
          </table:table-cell>
          <table:table-cell table:style-name="ACE-0x7f0010f2cf00" office:value-type="float" office:value="123456">
            <text:p>123456</text:p>
          </table:table-cell>
          <table:table-cell table:style-name="ACE-0x7f0010f2ed10" office:value-type="string">
            <text:p>Product-Test-Crestech-5|55952575|09 Jun 2015|40.00|17 Jun - 18 Jun|COD Order Auto Confirmed by Customer</text:p>
          </table:table-cell>
          <table:table-cell table:style-name="ACE-0x7f0010f2cf00" office:value-type="string">
            <text:p>Cash on Delivery</text:p>
          </table:table-cell>
          <table:table-cell table:style-name="ACE-0x7f0010f2ed10" office:value-type="string">
            <text:p>Credit Card|Debit Card|Cash Cards/Wallets|Net Banking|Cash on Delivery</text:p>
          </table:table-cell>
          <table:table-cell table:style-name="ACE-0x7f0010f2cf00" office:value-type="string">
            <text:p>VISA Credit Card|Maestro Debit Card|Airtel Money|Airtel Money|</text:p>
          </table:table-cell>
          <table:table-cell table:style-name="ACE-0x7f00116daa58" office:value-type="string">
            <text:p>Login</text:p>
          </table:table-cell>
          <table:table-cell table:style-name="ACE-0x7f0010f2cf00" office:value-type="string">
            <text:p>My Orders</text:p>
          </table:table-cell>
          <table:table-cell table:style-name="ACE-0x7f0010f2cf00" office:value-type="string">
            <text:p>Rs.10</text:p>
          </table:table-cell>
          <table:table-cell table:style-name="ACE-0x7f00116daca8" office:value-type="string">
            <text:p>Thank you for shopping with ShopClues. <text:line-break/><text:line-break/><text:s/>Your order number is 55940051.<text:line-break/><text:line-break/> The order confirmation is sent to you on Email and SMS.</text:p>
          </table:table-cell>
          <table:table-cell table:number-columns-repeated="115" table:style-name="ACE-0x7f0010f2d4c8"/>
        </table:table-row>
        <table:table-row table:style-name="AROW-0" table:number-rows-repeated="3">
          <table:table-cell table:number-columns-repeated="128"/>
        </table:table-row>
        <table:table-row table:style-name="AROW-2" table:number-rows-repeated="2">
          <table:table-cell table:style-name="ACE-0x7f0010f2d028"/>
          <table:table-cell table:number-columns-repeated="4" table:style-name="ACE-0x7f0010f2d4c8"/>
          <table:table-cell table:style-name="ACE-0x7f00116da808"/>
          <table:table-cell table:style-name="ACE-0x7f0010f2d4c8"/>
          <table:table-cell table:style-name="ACE-0x7f00116da808"/>
          <table:table-cell table:number-columns-repeated="4" table:style-name="ACE-0x7f0010f2d4c8"/>
          <table:table-cell table:style-name="ACE-0x7f00116da808"/>
          <table:table-cell table:number-columns-repeated="115" table:style-name="ACE-0x7f0010f2d4c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0010f029c0" table:print="false">
        <office:forms form:automatic-focus="false" form:apply-design-mode="false">
          <form:form/>
        </office:forms>
        <table:table-column table:default-cell-style-name="ACE-0x7f00116dadd0" table:style-name="ACOL-3"/>
        <table:table-column table:default-cell-style-name="ACE-0x7f00116dadd0" table:style-name="ACOL-4"/>
        <table:table-column table:default-cell-style-name="ACE-0x7f00116dadd0" table:style-name="ACOL-5"/>
        <table:table-column table:default-cell-style-name="ACE-0x7f00116dadd0" table:style-name="ACOL-6"/>
        <table:table-column table:default-cell-style-name="ACE-0x7f00116dadd0" table:style-name="ACOL-7"/>
        <table:table-column table:default-cell-style-name="ACE-0x7f00116db710" table:style-name="ACOL-8"/>
        <table:table-column table:default-cell-style-name="ACE-0x7f00116dadd0" table:style-name="ACOL-9"/>
        <table:table-column table:default-cell-style-name="ACE-0x7f00116db710" table:style-name="ACOL-10"/>
        <table:table-column table:default-cell-style-name="ACE-0x7f00116dadd0" table:style-name="ACOL-11"/>
        <table:table-column table:default-cell-style-name="ACE-0x7f00116dadd0" table:style-name="ACOL-12"/>
        <table:table-column table:default-cell-style-name="ACE-0x7f00116dadd0" table:style-name="ACOL-13"/>
        <table:table-column table:default-cell-style-name="ACE-0x7f00116dadd0" table:style-name="ACOL-0"/>
        <table:table-column table:default-cell-style-name="ACE-0x7f00116db710" table:style-name="ACOL-14"/>
        <table:table-column table:default-cell-style-name="ACE-0x7f00116dadd0" table:style-name="ACOL-0" table:number-columns-repeated="115"/>
        <table:table-row table:style-name="AROW-2">
          <table:table-cell table:style-name="ACE-0x7f00116daef8" office:value-type="string">
            <text:p>user_PhoneNumber</text:p>
          </table:table-cell>
          <table:table-cell table:style-name="ACE-0x7f00116db270" office:value-type="string">
            <text:p>city/State</text:p>
          </table:table-cell>
          <table:table-cell table:style-name="ACE-0x7f00116db270" office:value-type="string">
            <text:p>userPinCode</text:p>
          </table:table-cell>
          <table:table-cell table:style-name="ACE-0x7f00116db270" office:value-type="string">
            <text:p>EmailID</text:p>
          </table:table-cell>
          <table:table-cell table:style-name="ACE-0x7f00116db270" office:value-type="string">
            <text:p>Password</text:p>
          </table:table-cell>
          <table:table-cell table:style-name="ACE-0x7f00116db4c0" office:value-type="string">
            <text:p>ProductDescription</text:p>
          </table:table-cell>
          <table:table-cell table:style-name="ACE-0x7f00116db270" office:value-type="string">
            <text:p>PaymentMethod</text:p>
          </table:table-cell>
          <table:table-cell table:style-name="ACE-0x7f00116db838" office:value-type="string">
            <text:p>PaymentOption</text:p>
          </table:table-cell>
          <table:table-cell table:style-name="ACE-0x7f00116db270" office:value-type="string">
            <text:p>PaymentOptionTextValue</text:p>
          </table:table-cell>
          <table:table-cell table:style-name="ACE-0x7f00116db270" office:value-type="string">
            <text:p>LoginStatus</text:p>
          </table:table-cell>
          <table:table-cell table:style-name="ACE-0x7f00116db270" office:value-type="string">
            <text:p>OptionName</text:p>
          </table:table-cell>
          <table:table-cell table:style-name="ACE-0x7f00116db270" office:value-type="string">
            <text:p>Gtotal</text:p>
          </table:table-cell>
          <table:table-cell table:style-name="ACE-0x7f00116dba88" office:value-type="string">
            <text:p>confirmationMessage</text:p>
          </table:table-cell>
          <table:table-cell table:number-columns-repeated="115" table:style-name="ACE-0x7f00116dadd0"/>
        </table:table-row>
        <table:table-row table:style-name="AROW-5">
          <table:table-cell table:style-name="ACE-0x7f00116db020" office:value-type="float" office:value="9999950345">
            <text:p>9999950345</text:p>
          </table:table-cell>
          <table:table-cell table:style-name="ACE-0x7f00116db398" office:value-type="string">
            <text:p>Gurgaon, HR</text:p>
          </table:table-cell>
          <table:table-cell table:style-name="ACE-0x7f00116db398" office:value-type="string">
            <text:p>Pincode: 121001</text:p>
          </table:table-cell>
          <table:table-cell table:style-name="ACE-0x7f00116db398" office:value-type="string">
            <text:p>test2jenkins@gmail.com</text:p>
          </table:table-cell>
          <table:table-cell table:style-name="ACE-0x7f00116db398" office:value-type="float" office:value="123456">
            <text:p>123456</text:p>
          </table:table-cell>
          <table:table-cell table:style-name="ACE-0x7f00116db5e8" office:value-type="string">
            <text:p>Product-Test-Crestech-5|55952575|09 Jun 2015|40.00|17 Jun - 18 Jun|COD Order Auto Confirmed by Customer</text:p>
          </table:table-cell>
          <table:table-cell table:style-name="ACE-0x7f00116db398" office:value-type="string">
            <text:p>Cash on Delivery</text:p>
          </table:table-cell>
          <table:table-cell table:style-name="ACE-0x7f00116db5e8" office:value-type="string">
            <text:p>Credit Card|Debit Card|Cash Cards/Wallets|Net Banking|Cash on Delivery</text:p>
          </table:table-cell>
          <table:table-cell table:style-name="ACE-0x7f00116db398" office:value-type="string">
            <text:p>VISA Credit Card|Maestro Debit Card|Airtel Money|Airtel Money|</text:p>
          </table:table-cell>
          <table:table-cell table:style-name="ACE-0x7f00116db960" office:value-type="string">
            <text:p>Login</text:p>
          </table:table-cell>
          <table:table-cell table:style-name="ACE-0x7f00116db398" office:value-type="string">
            <text:p>My Orders</text:p>
          </table:table-cell>
          <table:table-cell table:style-name="ACE-0x7f00116db398" office:value-type="string">
            <text:p>Rs.10</text:p>
          </table:table-cell>
          <table:table-cell table:style-name="ACE-0x7f00116dbbb0" office:value-type="string">
            <text:p>Thank you for shopping with ShopClues. <text:line-break/><text:line-break/><text:s/>Your order number is 55940051.<text:line-break/><text:line-break/> The order confirmation is sent to you on Email and SMS.</text:p>
          </table:table-cell>
          <table:table-cell table:number-columns-repeated="115" table:style-name="ACE-0x7f00116dadd0"/>
        </table:table-row>
        <table:table-row table:style-name="AROW-0" table:number-rows-repeated="3">
          <table:table-cell table:number-columns-repeated="128"/>
        </table:table-row>
        <table:table-row table:style-name="AROW-2" table:number-rows-repeated="2">
          <table:table-cell table:style-name="ACE-0x7f00116db148"/>
          <table:table-cell table:number-columns-repeated="4" table:style-name="ACE-0x7f00116dadd0"/>
          <table:table-cell table:style-name="ACE-0x7f00116db710"/>
          <table:table-cell table:style-name="ACE-0x7f00116dadd0"/>
          <table:table-cell table:style-name="ACE-0x7f00116db710"/>
          <table:table-cell table:number-columns-repeated="4" table:style-name="ACE-0x7f00116dadd0"/>
          <table:table-cell table:style-name="ACE-0x7f00116db710"/>
          <table:table-cell table:number-columns-repeated="115" table:style-name="ACE-0x7f00116dadd0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010ec96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010ec2b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0116566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01168b6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0116af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01170f9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010f02010" style:display-name="TestCase" style:page-layout-name="pl-0x7f0010ec96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010f02200" style:display-name="MQA1_TestData" style:page-layout-name="pl-0x7f0010ec2b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010f023f0" style:display-name="MQA2_TestData" style:page-layout-name="pl-0x7f00116566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010f025e0" style:display-name="MQA3_TestData" style:page-layout-name="pl-0x7f001168b6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010f027d0" style:display-name="MQA4_TestData" style:page-layout-name="pl-0x7f00116af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010f029c0" style:display-name="MQA5_TestData" style:page-layout-name="pl-0x7f001170f9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5:24:10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